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historique-des-versions"/>Historique des versions<text:bookmark-end text:name="historique-des-versions"/></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6/version-history" office:name=""><text:span text:style-name="Definition">https://blueprint.ecohubs.community/fr/articles/rcos-templates/layer-6/version-history</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6 — Évolution et adaptation</text:p>
        </text:list-item>
        <text:list-item>
          <text:p text:style-name="P2"><text:span text:style-name="T1">Statut :</text:span> Modèle — à adapter pour ta communauté ; mis à jour à chaque changement adopté</text:p>
        </text:list-item>
        <text:list-item>
          <text:p text:style-name="P2"><text:span text:style-name="T1">Référence RCOS :</text:span> <text:a xlink:type="simple" xlink:href="https://blueprint.ecohubs.community/fr/articles/rcos-core/v0-1/layer-6-evolution-adaptation#82-versioning-and-authority" office:name=""><text:span text:style-name="Definition">§8.2</text:span></text:a>, <text:a xlink:type="simple" xlink:href="https://blueprint.ecohubs.community/fr/articles/rcos-core/v0-1/layer-6-evolution-adaptation#86-artifacts" office:name=""><text:span text:style-name="Definition">§8.6</text:span></text:a></text:p>
        </text:list-item>
      </text:list>
      <text:p text:style-name="P3">Le registre officiel lisible par les humains de tous les changements adoptés dans l’implémentation RCOS de ta communauté. La version actuellement active est l’entrée la plus récente en haut de ce fichier. Les règles remplacées restent accessibles via le contrôle de version.</text:p>
      <text:p text:style-name="Horizontal_20_Line"/>
      <text:h text:style-name="Heading_20_2" text:outline-level="2"><text:bookmark-start text:name="format-des-entrées"/>Format des entrées<text:bookmark-end text:name="format-des-entrées"/></text:h>
      <text:p text:style-name="First_20_paragraph"><text:span text:style-name="T2">Clauses RCOS : </text:span><text:a xlink:type="simple" xlink:href="https://blueprint.ecohubs.community/fr/articles/rcos-core/v0-1/layer-6-evolution-adaptation#82-versioning-and-authority" office:name=""><text:span text:style-name="Definition"><text:span text:style-name="T2">8.2.1</text:span></text:span></text:a><text:span text:style-name="T2">, </text:span><text:a xlink:type="simple" xlink:href="https://blueprint.ecohubs.community/fr/articles/rcos-core/v0-1/layer-6-evolution-adaptation#82-versioning-and-authority" office:name=""><text:span text:style-name="Definition"><text:span text:style-name="T2">8.2.2</text:span></text:span></text:a><text:span text:style-name="T2">, </text:span><text:a xlink:type="simple" xlink:href="https://blueprint.ecohubs.community/fr/articles/rcos-core/v0-1/layer-6-evolution-adaptation#82-versioning-and-authority" office:name=""><text:span text:style-name="Definition"><text:span text:style-name="T2">8.2.3</text:span></text:span></text:a><text:span text:style-name="T2">, </text:span><text:a xlink:type="simple" xlink:href="https://blueprint.ecohubs.community/fr/articles/rcos-core/v0-1/layer-6-evolution-adaptation#82-versioning-and-authority" office:name=""><text:span text:style-name="Definition"><text:span text:style-name="T2">8.2.4</text:span></text:span></text:a><text:span text:style-name="T2">, </text:span><text:a xlink:type="simple" xlink:href="https://blueprint.ecohubs.community/fr/articles/rcos-core/v0-1/layer-6-evolution-adaptation#82-versioning-and-authority" office:name=""><text:span text:style-name="Definition"><text:span text:style-name="T2">8.2.5</text:span></text:span></text:a><text:span text:style-name="T2">, </text:span><text:a xlink:type="simple" xlink:href="https://blueprint.ecohubs.community/fr/articles/rcos-core/v0-1/layer-6-evolution-adaptation#86-artifacts" office:name=""><text:span text:style-name="Definition"><text:span text:style-name="T2">8.6.4</text:span></text:span></text:a><text:span text:style-name="T2">, </text:span><text:a xlink:type="simple" xlink:href="https://blueprint.ecohubs.community/fr/articles/rcos-core/v0-1/layer-6-evolution-adaptation#87-layer-invariants" office:name=""><text:span text:style-name="Definition"><text:span text:style-name="T2">8.7.2</text:span></text:span></text:a></text:p>
      <text:p text:style-name="P4">**Justification — Pourquoi enregistrer chaque changement adopté **</text:p>
      <text:p text:style-name="P4">Une gouvernance qui ne peut pas indiquer « ce qui a changé, quand et pourquoi » est indiscernable d’une gouvernance par celui qui parle le plus fort. Un registre unique en ajout seul des changements adoptés — avec les versions remplacées conservées dans le contrôle de version — rend l’état actuel des règles sans ambiguïté et donne aux membres, aux auditeurs et aux futurs responsables un moyen de reconstituer le chemin qui nous a menés ici.</text:p>
      <text:p text:style-name="P5"><text:span text:style-name="T1">Instructions — Comment remplir ce document</text:span></text:p>
      <text:p text:style-name="P5">Utilise le modèle d’entrée ci-dessous pour chaque changement adopté. Les nouvelles entrées sont ajoutées au-dessus de la plus récente. Ne modifie pas les entrées historiques — les corrections sont enregistrées comme de nouvelles entrées.</text:p>
      <text:p text:style-name="P6">## &lt;version&gt; — &lt;Titre court&gt;</text:p>
      <text:p text:style-name="P7"/>
      <text:p text:style-name="P8">- **Date d'entrée en vigueur :** &lt;AAAA-MM-JJ&gt;</text:p>
      <text:p text:style-name="P9">- **Registre de décision :** &lt;lien vers le registre de décision&gt;</text:p>
      <text:p text:style-name="P10">- **Type de décision :** &lt;Opérationnelle / Stratégique / Constitutionnelle&gt;</text:p>
      <text:p text:style-name="P11">- **Mécanisme :** &lt;mécanisme de vote / autorité déléguée&gt;</text:p>
      <text:p text:style-name="P12">- **Résumé :** &lt;une à trois phrases décrivant ce qui a changé.&gt;</text:p>
      <text:p text:style-name="P13">- **Couches concernées :** &lt;p. ex. Couche 2, Couche 5&gt;</text:p>
      <text:p text:style-name="P14">- **Artefacts modifiés :** &lt;liste des artefacts&gt;</text:p>
      <text:p text:style-name="P15">- **Notes de migration :** &lt;éventuelles règles de transition ; « aucune » si non applicable&gt;</text:p>
      <text:p text:style-name="Horizontal_20_Line"/>
      <text:h text:style-name="Heading_20_2" text:outline-level="2"><text:bookmark-start text:name="version-actuelle--v00--dépôt-initialisé"/>Version actuelle : v0.0 — Dépôt initialisé<text:bookmark-end text:name="version-actuelle--v00--dépôt-initialisé"/></text:h>
      <text:list text:style-name="L3">
        <text:list-item>
          <text:p text:style-name="P16"><text:span text:style-name="T1">Date d’entrée en vigueur :</text:span> </text:p>
        </text:list-item>
        <text:list-item>
          <text:p text:style-name="P16"><text:span text:style-name="T1">Registre de décision :</text:span> N/A — structure initiale</text:p>
        </text:list-item>
        <text:list-item>
          <text:p text:style-name="P16"><text:span text:style-name="T1">Type de décision :</text:span> N/A</text:p>
        </text:list-item>
        <text:list-item>
          <text:p text:style-name="P16"><text:span text:style-name="T1">Mécanisme :</text:span> N/A</text:p>
        </text:list-item>
        <text:list-item>
          <text:p text:style-name="P16"><text:span text:style-name="T1">Résumé :</text:span> Modèles initialisés. Tous les artefacts sont des modèles — aucune règle n’est encore adoptée.</text:p>
        </text:list-item>
        <text:list-item>
          <text:p text:style-name="P16"><text:span text:style-name="T1">Couches concernées :</text:span> Toutes (structure uniquement)</text:p>
        </text:list-item>
        <text:list-item>
          <text:p text:style-name="P16"><text:span text:style-name="T1">Artefacts modifiés :</text:span> Tous les fichiers créés en tant que modèles</text:p>
        </text:list-item>
        <text:list-item>
          <text:p text:style-name="P16"><text:span text:style-name="T1">Notes de migration :</text:span> Aucune — état initial</text:p>
        </text:list-item>
      </text:list>
      <text:p text:style-name="Horizontal_20_Line"/>
      <text:p text:style-name="First_20_paragraph"><text:span text:style-name="T2">Les nouvelles entrées sont ajoutées au-dessus de cette lig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9Z</meta:creation-date>
    <dc:date>2026-04-29T01:58:29Z</dc:date>
    <meta:user-defined meta:name="title-meta" meta:value-type="string">Historique des versions</meta:user-defined>
  </office:meta>
</office:document-meta>
</file>